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SD Gothic Neo" svg:font-family="Apple SD Gothic Neo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Apple SD Gothic Neo" fo:font-size="12.0pt"/>
    </style:style>
    <style:style style:name="T1" style:family="text">
      <style:text-properties style:font-name="Helvetic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무제<text:span text:style-name="T1"><text:s/></text:span>테스트</text:p>
      <text:p text:style-name="P1">파일을<text:span text:style-name="T1"><text:s/></text:span>수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76</meta:generator>
  </office:meta>
</office:document-meta>
</file>